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1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en" style:country-asian="GB"/>
    </style:style>
  </office:automatic-styles>
  <office:body>
    <office:text text:use-soft-page-breaks="true">
      <text:p text:style-name="P1">Well it's clearly not enough for any<text:s/>human being<text:s/>to<text:s/>have confidence in another<text:s/>one.</text:p>
      <text:p text:style-name="P2">For<text:s/>you simply to believe that they're<text:s/>worthy of trust you need to kind of be<text:s/>able to verify the specific statements<text:s/>that they're making<text:s/>the specific<text:s/>information they're conveying and that's</text:p>
      <text:p text:style-name="P3">really all about quality.</text:p>
      <text:p text:style-name="P4">In the context<text:s/>of<text:s/>statistics,<text:s/>it's what are the numbers<text:s/>where are they from what are the data<text:s/>how<text:s/>have<text:s/>they been collected what are<text:s/>the risks,<text:s/>the biases,<text:s/>that might sit<text:s/>underneath those numbers,<text:s/>let's be clear<text:s/>about those. What are the methods that<text:s/>are used to take those numbers<text:s/>distil<text:s/>them<text:s/>model<text:s/>them<text:s/>and profile them and then<text:s/>finally<text:s/>what are<text:s/>the kind of strengths<text:s/>and limitations of the resulting output?</text:p>
      <text:p text:style-name="P5">What<text:s/>can it<text:s/>tell you<text:s/>and what<text:s/>can't it tell<text:s/>you?</text:p>
      <text:p text:style-name="P6"/>
      <text:p text:style-name="P7">All of those things we wrap up as<text:s/>quality<text:s/>and it's a really kind of data<text:s/>led notion of quality.</text:p>
      <text:p text:style-name="P8">It starts with the<text:s/>data<text:s/>what the data are and how they are<text:s/>used to create statistical insight<text:s/>statistical meaning.<text:s/>I think it's also<text:s/>worth saying that<text:s/>failing to do those<text:s/>things<text:s/>failing to live up to this set of<text:s/>requirements in this<text:s/>pillar<text:s/>runs a<text:s/>really significant risk that statistics<text:s/>are misleading.</text:p>
      <text:p text:style-name="P9">That the numbers that are<text:s/>produced<text:s/>tell people things which are<text:s/>not faithful representations</text:p>
      <text:p text:style-name="P10">of the<text:s/>world that they're trying to capture.<text:s/>And<text:s/>that's really important for us that the<text:s/>code supports statistics that are<text:s/>meaningful and are<text:s/>not materially<text:s/>misleading.</text:p>
      <text:p text:style-name="P11">This quality pillar is the<text:s/>sort of central pillar of the statistics<text:s/>following on<text:s/>from trustworthiness.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harne, Ami</meta:initial-creator>
    <dc:creator>Treharne, Ami</dc:creator>
    <meta:creation-date>2020-12-01T11:22:00Z</meta:creation-date>
    <dc:date>2020-12-01T11:22:00Z</dc:date>
    <meta:template xlink:href="Normal.dotm" xlink:type="simple"/>
    <meta:editing-cycles>2</meta:editing-cycles>
    <meta:editing-duration>PT0S</meta:editing-duration>
    <meta:document-statistic meta:page-count="1" meta:paragraph-count="3" meta:word-count="227" meta:character-count="1523" meta:row-count="10" meta:non-whitespace-character-count="1299"/>
  </office:meta>
</office:document-meta>
</file>